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2.54cm" svg:height="1.778cm" svg:x="1.381cm" svg:y="1.254cm">
          <text:p text:style-name="P1"><text:span text:style-name="T1">Laun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layout" svg:width="2.54cm" svg:height="1.778cm" svg:x="5.191cm" svg:y="1.254cm">
          <text:p text:style-name="P1"><text:span text:style-name="T1">Splas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layout" svg:width="2.54cm" svg:height="1.778cm" svg:x="8.747cm" svg:y="1.254cm">
          <text:p text:style-name="P1"><text:span text:style-name="T1">[Login]</text:span></text:p>
          <text:p text:style-name="P1"><text:span text:style-name="T1">- With FB</text:span></text:p>
          <text:p text:style-name="P1"><text:span text:style-name="T1">- Remember 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layout" svg:width="2.54cm" svg:height="1.905cm" svg:x="12.303cm" svg:y="1.154cm">
          <text:p text:style-name="P1"><text:span text:style-name="T1">Hom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3.921cm" svg:y1="2.143cm" svg:x2="5.191cm" svg:y2="2.143cm" draw:start-shape="id1" draw:start-glue-point="10" draw:end-shape="id2" draw:end-glue-point="6" svg:d="m3921 2143h1270">
          <text:p/>
        </draw:connector>
        <draw:connector draw:style-name="gr2" draw:text-style-name="P1" draw:layer="layout" svg:x1="7.731cm" svg:y1="2.143cm" svg:x2="8.747cm" svg:y2="2.143cm" draw:start-shape="id2" draw:start-glue-point="10" draw:end-shape="id3" draw:end-glue-point="6" svg:d="m7731 2143h1016">
          <text:p/>
        </draw:connector>
        <draw:connector draw:style-name="gr2" draw:text-style-name="P1" draw:layer="layout" svg:x1="11.287cm" svg:y1="2.143cm" svg:x2="12.303cm" svg:y2="2.107cm" draw:start-shape="id3" draw:start-glue-point="10" draw:end-shape="id4" draw:end-glue-point="6" svg:d="m11287 2143h625v-36h391">
          <text:p/>
        </draw:connector>
        <draw:custom-shape draw:style-name="gr1" draw:text-style-name="P2" xml:id="id7" draw:id="id7" draw:layer="layout" svg:width="2.54cm" svg:height="1.778cm" svg:x="4.318cm" svg:y="3.702cm">
          <text:p text:style-name="P1"><text:span text:style-name="T1">Setting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5" draw:id="id5" draw:layer="layout" svg:width="2.54cm" svg:height="1.778cm" svg:x="18.412cm" svg:y="5.064cm">
          <text:p text:style-name="P1"><text:span text:style-name="T1">List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6" draw:id="id6" draw:layer="layout" svg:width="2.54cm" svg:height="1.778cm" svg:x="18.172cm" svg:y="1.181cm">
          <text:p text:style-name="P1"><text:span text:style-name="T1">New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14.471cm" svg:y1="2.78cm" svg:x2="19.682cm" svg:y2="5.064cm" draw:start-shape="id4" draw:start-glue-point="9" draw:end-shape="id5" draw:end-glue-point="4" svg:d="m14471 2780v1282h5211v1002">
          <text:p/>
        </draw:connector>
        <draw:connector draw:style-name="gr2" draw:text-style-name="P1" draw:layer="layout" svg:x1="14.843cm" svg:y1="2.107cm" svg:x2="18.172cm" svg:y2="2.07cm" draw:start-shape="id4" draw:start-glue-point="10" draw:end-shape="id6" draw:end-glue-point="6" svg:d="m14843 2107h1665v-37h1664">
          <text:p/>
        </draw:connector>
        <draw:custom-shape draw:style-name="gr1" draw:text-style-name="P2" xml:id="id8" draw:id="id8" draw:layer="layout" svg:width="2.54cm" svg:height="1.778cm" svg:x="0.543cm" svg:y="6.115cm">
          <text:p text:style-name="P1"><text:span text:style-name="T1">Applic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9" draw:id="id9" draw:layer="layout" svg:width="2.667cm" svg:height="1.851cm" svg:x="4.253cm" svg:y="6.169cm">
          <text:p text:style-name="P1"><text:span text:style-name="T1">Accoun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10" draw:id="id10" draw:layer="layout" svg:width="2.54cm" svg:height="1.778cm" svg:x="8.417cm" svg:y="6.242cm"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svg:x1="4.318cm" svg:y1="4.591cm" svg:x2="1.813cm" svg:y2="6.115cm" draw:start-shape="id7" draw:start-glue-point="6" draw:end-shape="id8" draw:end-glue-point="4" svg:d="m4318 4591h-2505v1524">
          <text:p/>
        </draw:connector>
        <draw:connector draw:style-name="gr2" draw:text-style-name="P1" draw:layer="layout" svg:x1="5.588cm" svg:y1="5.48cm" svg:x2="5.587cm" svg:y2="6.169cm" draw:start-shape="id7" draw:start-glue-point="8" draw:end-shape="id9" draw:end-glue-point="4" svg:d="m5588 5480v345h-1v344">
          <text:p/>
        </draw:connector>
        <draw:connector draw:style-name="gr2" draw:text-style-name="P1" draw:layer="layout" svg:x1="6.858cm" svg:y1="4.591cm" svg:x2="9.687cm" svg:y2="6.242cm" draw:start-shape="id7" draw:start-glue-point="10" draw:end-shape="id10" draw:end-glue-point="4" svg:d="m6858 4591h2829v1651">
          <text:p/>
        </draw:connector>
        <draw:custom-shape draw:style-name="gr1" draw:text-style-name="P2" draw:layer="layout" svg:width="2.54cm" svg:height="1.778cm" svg:x="17.002cm" svg:y="9.055cm">
          <text:p text:style-name="P1"><text:span text:style-name="T1">Item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048cm" svg:height="1.778cm" svg:x="19.796cm" svg:y="9.182cm">
          <text:p text:style-name="P1"><text:span text:style-name="T1">List Deta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3.302cm" svg:height="1.778cm" svg:x="14.716cm" svg:y="10.833cm">
          <text:p text:style-name="P1"><text:span text:style-name="T1">Item Detail</text:span></text:p>
          <draw:enhanced-geometry svg:viewBox="0 0 21600 21600" draw:glue-points="10800 0 3163 3163 0 10800 3163 18437 10800 21600 18437 18437 21600 10800 18437 3163" draw:text-areas="3163 3163 18437 18437" draw:mirror-vertical="false" draw:mirror-horizontal="false" draw:type="ellipse" draw:enhanced-path="U 10800 10800 10800 10800 0 360 Z N"/>
        </draw:custom-shape>
        <draw:custom-shape draw:style-name="gr1" draw:text-style-name="P2" draw:layer="layout" svg:width="2.54cm" svg:height="1.778cm" svg:x="18.399cm" svg:y="7.15cm">
          <text:p text:style-name="P1"><text:span text:style-name="T1">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778cm" svg:x="23.987cm" svg:y="2.778cm">
          <text:p text:style-name="P1"><text:span text:style-name="T1">Sync N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667cm" svg:height="1.778cm" svg:x="23.987cm" svg:y="5.064cm">
          <text:p text:style-name="P1"><text:span text:style-name="T1">Offline mod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3.302cm" svg:height="2.159cm" svg:x="3.899cm" svg:y="9.571cm">
          <text:p text:style-name="P1"><text:span text:style-name="T1">- Logout</text:span></text:p>
          <text:p text:style-name="P1"><text:span text:style-name="T1">- Remember me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5.587cm" svg:y1="8.02cm" svg:x2="5.55cm" svg:y2="9.571cm" draw:start-shape="id9" draw:start-glue-point="8" draw:end-shape="id11" draw:end-glue-point="0" svg:d="m5587 8020v775h-37v776">
          <text:p/>
        </draw:connector>
        <draw:custom-shape draw:style-name="gr1" draw:text-style-name="P2" xml:id="id12" draw:id="id12" draw:layer="layout" svg:width="2.54cm" svg:height="1.778cm" svg:x="11.033cm" svg:y="4.556cm">
          <text:p text:style-name="P1"><text:span text:style-name="T1">Chor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2.54cm" svg:height="1.778cm" svg:x="14.208cm" svg:y="4.556cm">
          <text:p text:style-name="P1"><text:span text:style-name="T1">Bil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curve" svg:x1="13.573cm" svg:y1="3.059cm" svg:x2="12.303cm" svg:y2="4.556cm" draw:start-shape="id4" draw:start-glue-point="8" draw:end-shape="id12" draw:end-glue-point="4" svg:d="m13573 3059c0 1123-1270 375-1270 1497">
          <text:p/>
        </draw:connector>
        <draw:connector draw:style-name="gr2" draw:text-style-name="P1" draw:layer="layout" draw:type="curve" draw:line-skew="-0.342cm -0.326cm 0.529cm" svg:x1="12.675cm" svg:y1="2.78cm" svg:x2="6.486cm" svg:y2="3.962cm" draw:start-shape="id4" draw:start-glue-point="7" draw:end-shape="id7" draw:end-glue-point="11" svg:d="m12675 2780c0 657-3420 438-3420 694s-2769 140-2769 48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 </meta:initial-creator>
    <meta:creation-date>2012-09-17T18:09:00</meta:creation-date>
    <dc:date>2012-09-17T18:37:51</dc:date>
    <dc:creator>Andre </dc:creator>
    <meta:editing-duration>PT21M58S</meta:editing-duration>
    <meta:editing-cycles>4</meta:editing-cycles>
    <meta:generator>LibreOffice/3.5$Linux_X86_64 LibreOffice_project/350m1$Build-2</meta:generator>
    <meta:document-statistic meta:object-count="30"/>
  </office:meta>
</office:document-meta>
</file>